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cases</text:p>
          </table:table-cell>
          <table:table-cell table:style-name="ce1" office:value-type="string" calcext:value-type="string">
            <text:p>deaths</text:p>
          </table:table-cell>
          <table:table-cell table:style-name="ce1" office:value-type="string" calcext:value-type="string">
            <text:p>countriesAndTerritories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5147" calcext:value-type="float">
            <text:p>514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018" calcext:value-type="float">
            <text:p>70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721" calcext:value-type="float">
            <text:p>772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494" calcext:value-type="float">
            <text:p>7494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6555" calcext:value-type="float">
            <text:p>6555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6731" calcext:value-type="float">
            <text:p>673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102" calcext:value-type="float">
            <text:p>710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5359" calcext:value-type="float">
            <text:p>5359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6678" calcext:value-type="float">
            <text:p>667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927" calcext:value-type="float">
            <text:p>792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6526" calcext:value-type="float">
            <text:p>6526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568" calcext:value-type="float">
            <text:p>7568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787" calcext:value-type="float">
            <text:p>7787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6698" calcext:value-type="float">
            <text:p>669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5573" calcext:value-type="float">
            <text:p>55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355" calcext:value-type="float">
            <text:p>735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6876" calcext:value-type="float">
            <text:p>687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424" calcext:value-type="float">
            <text:p>742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808" calcext:value-type="float">
            <text:p>7808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343" calcext:value-type="float">
            <text:p>7343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665" calcext:value-type="float">
            <text:p>766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5327" calcext:value-type="float">
            <text:p>5327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8065" calcext:value-type="float">
            <text:p>806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8394" calcext:value-type="float">
            <text:p>839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8488" calcext:value-type="float">
            <text:p>8488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8235" calcext:value-type="float">
            <text:p>823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9270" calcext:value-type="float">
            <text:p>927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8901" calcext:value-type="float">
            <text:p>8901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0" calcext:value-type="float">
            <text:p>2020</text:p>
          </table:table-cell>
          <table:table-cell office:value-type="float" office:value="7230" calcext:value-type="float">
            <text:p>723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8024" calcext:value-type="float">
            <text:p>802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9394" calcext:value-type="float">
            <text:p>9394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8498" calcext:value-type="float">
            <text:p>84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9752" calcext:value-type="float">
            <text:p>9752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0142" calcext:value-type="float">
            <text:p>1014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0432" calcext:value-type="float">
            <text:p>10432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0549" calcext:value-type="float">
            <text:p>10549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8044" calcext:value-type="float">
            <text:p>8044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0965" calcext:value-type="float">
            <text:p>1096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8419" calcext:value-type="float">
            <text:p>841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1541" calcext:value-type="float">
            <text:p>1154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3056" calcext:value-type="float">
            <text:p>13056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2462" calcext:value-type="float">
            <text:p>1246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8328" calcext:value-type="float">
            <text:p>832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1643" calcext:value-type="float">
            <text:p>11643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1578" calcext:value-type="float">
            <text:p>1157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1306" calcext:value-type="float">
            <text:p>1130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1286" calcext:value-type="float">
            <text:p>11286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2066" calcext:value-type="float">
            <text:p>12066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2830" calcext:value-type="float">
            <text:p>1283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Colombi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20" calcext:value-type="float">
            <text:p>2020</text:p>
          </table:table-cell>
          <table:table-cell office:value-type="float" office:value="10142" calcext:value-type="float">
            <text:p>10142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Colombi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8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9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1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1P0"/>
    </number:currency-style>
    <number:currency-style style:name="N11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12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12P0"/>
    </number:currency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0P1" style:volatile="true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0P2" style:volatile="true">
      <number:currency-symbol/>
      <loext:text> </loext:text>
      <loext:fill-character> </loext:fill-character>
      <number:text>-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8P0" style:volatile="true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8P1" style:volatile="true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8P2" style:volatile="true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 style:data-style-name="N2" text:time-value="00:49:48.9559588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9:37:17.546019389</meta:creation-date>
    <dc:date>2020-10-01T01:10:46.931519302</dc:date>
    <meta:editing-duration>PT14M3S</meta:editing-duration>
    <meta:editing-cycles>2</meta:editing-cycles>
    <meta:generator>LibreOffice/6.4.4.2$Linux_X86_64 LibreOffice_project/40$Build-2</meta:generator>
    <meta:document-statistic meta:table-count="1" meta:cell-count="306" meta:object-count="0"/>
  </office:meta>
</office:document-meta>
</file>